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text-properties style:font-name="Arial2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3ee45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Text_20_body">
      <style:text-properties style:font-name="ARIAL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Arial2"/>
    </style:style>
    <style:style style:name="P84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officeooo:paragraph-rsid="0205a999" style:font-name-asian="SimSun" style:font-size-asian="10pt" style:font-name-complex="Tahoma" style:font-size-complex="10pt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2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4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6"/>
          </table:table-cell>
          <table:table-cell table:style-name="Tabella3.D1" table:number-rows-spanned="2" table:number-columns-spanned="2" office:value-type="string">
            <text:p text:style-name="P66"><text:span text:style-name="T8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83"><text:placeholder text:placeholder-type="text">&lt;o.destination_partner_id.name&gt;</text:placeholder></text:p>
            <text:p text:style-name="P8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5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1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1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19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1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1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1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1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7"/>
          </table:table-cell>
          <table:table-cell table:style-name="Tabella1.B3" table:number-columns-spanned="2" office:value-type="string">
            <text:p text:style-name="P16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7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0"><text:placeholder text:placeholder-type="text">&lt;get_partic_description(o.partner_id.id, l.product_id.id) if o.partner_id.use_partic else ''&gt;</text:placeholder></text:p>
            <text:p text:style-name="P61"/>
          </table:table-cell>
          <table:table-cell table:style-name="Tabella1.D7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4"><text:span text:style-name="T4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0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0"><text:span text:style-name="T1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9"><text:placeholder text:placeholder-type="text">&lt;('%s' % l.product_id.colour) if l.product_id.colour else ''&gt;</text:placeholder><text:span text:style-name="T11"><text:placeholder text:placeholder-type="text">&lt;('\n%s' % l.text_note_post) if l.text_note_post else ''&gt;</text:placeholder></text:span><text:span text:style-name="T11"><text:placeholder text:placeholder-type="text">&lt;"\n%s" % company.fsc_report_text if l.product_id.fsc_certified and company.fsc_certified and company.fsc_from_date&lt;= o.date_order else ''&gt;</text:placeholder></text:span><text:span text:style-name="T11"><text:placeholder text:placeholder-type="text">&lt;"\n%s" % company.pefc_report_text if l.product_id.pefc_certifie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1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4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4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4"><text:placeholder text:placeholder-type="text">&lt;o.pricelist_id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4"><text:placeholder text:placeholder-type="text">&lt;o.pricelist_id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69"/>
          </table:table-cell>
          <table:covered-table-cell/>
          <table:table-cell table:style-name="Tabella2.G2" office:value-type="string">
            <text:p text:style-name="P81"><text:placeholder text:placeholder-type="text">&lt;o.pricelist_id.currency_id.symbol or ''&gt;</text:placeholder> <text:span text:style-name="T9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4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3"/>
          </table:table-cell>
          <table:covered-table-cell/>
          <table:table-cell table:style-name="Tabella2.G2" office:value-type="string">
            <text:p text:style-name="P81"><text:placeholder text:placeholder-type="text">&lt;o.pricelist_id.currency_id.symbol or ''&gt;</text:placeholder> <text:span text:style-name="T9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5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2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2"><text:placeholder text:placeholder-type="text">&lt;get_language('PESO', getLang())&gt;</text:placeholder></text:p>
          </table:table-cell>
          <table:table-cell table:style-name="Tabella2.G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1"/>
          </table:table-cell>
          <table:covered-table-cell/>
          <table:covered-table-cell/>
          <table:table-cell table:style-name="Tabella2.A2" table:number-columns-spanned="2" office:value-type="string">
            <text:p text:style-name="P31"/>
          </table:table-cell>
          <table:covered-table-cell/>
          <table:table-cell table:style-name="Tabella2.E4" office:value-type="string">
            <text:p text:style-name="P31"/>
          </table:table-cell>
          <table:table-cell table:style-name="Tabella2.G6" office:value-type="string">
            <text:p text:style-name="P80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5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4"><text:placeholder text:placeholder-type="text">&lt;return_note(o.partner_id.property_account_position.text_comment_invoice)&gt;</text:placeholder><text:placeholder text:placeholder-type="text">&lt;'\n%s' % company.xfc_document_note if company.pef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3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7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6"/>
          </table:table-cell>
        </table:table-row>
      </table:table>
      <text:p text:style-name="P75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7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0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0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2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2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 style:shadow="none"/>
    </style:style>
    <style:style style:name="Tabella8.A" style:family="table-column">
      <style:table-column-properties style:column-width="3.798cm" style:rel-column-width="2153*"/>
    </style:style>
    <style:style style:name="Tabella8.B" style:family="table-column">
      <style:table-column-properties style:column-width="15.203cm" style:rel-column-width="8619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5a999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pan text:style-name="MT1"><text:s text:c="4"/></text:span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05:50.600154257</dc:date>
    <meta:editing-duration>P6DT21H37M12S</meta:editing-duration>
    <meta:editing-cycles>1039</meta:editing-cycles>
    <meta:generator>LibreOffice/4.3.3.2$Linux_X86_64 LibreOffice_project/430m0$Build-2</meta:generator>
    <dc:creator>thebrush </dc:creator>
    <meta:document-statistic meta:table-count="8" meta:image-count="0" meta:object-count="0" meta:page-count="3" meta:paragraph-count="97" meta:word-count="415" meta:character-count="5200" meta:non-whitespace-character-count="4874"/>
    <meta:user-defined meta:name="Info 1"/>
    <meta:user-defined meta:name="Info 2"/>
    <meta:user-defined meta:name="Info 3"/>
    <meta:user-defined meta:name="Info 4"/>
  </office:meta>
</office:document-meta>
</file>